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text-properties officeooo:paragraph-rsid="001100ad"/>
    </style:style>
    <style:style style:name="P2" style:family="paragraph" style:parent-style-name="Caption">
      <style:text-properties officeooo:paragraph-rsid="0018649a"/>
    </style:style>
    <style:style style:name="P3" style:family="paragraph" style:parent-style-name="Signature">
      <style:text-properties officeooo:paragraph-rsid="001100ad"/>
    </style:style>
    <style:style style:name="P4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4a6e3" officeooo:paragraph-rsid="0004a6e3"/>
    </style:style>
    <style:style style:name="P5" style:family="paragraph" style:parent-style-name="Title">
      <style:text-properties fo:color="#c9211e" fo:font-size="22pt" style:font-size-asian="22pt" style:font-size-complex="22pt"/>
    </style:style>
    <style:style style:name="P6" style:family="paragraph" style:parent-style-name="Caption">
      <style:text-properties officeooo:paragraph-rsid="0021047f"/>
    </style:style>
    <style:style style:name="P7" style:family="paragraph" style:parent-style-name="Caption">
      <style:text-properties fo:font-style="italic" fo:font-weight="normal" officeooo:paragraph-rsid="0021047f" style:font-style-asian="italic" style:font-weight-asian="normal" style:font-style-complex="italic" style:font-weight-complex="normal"/>
    </style:style>
    <style:style style:name="P8" style:family="paragraph" style:parent-style-name="Caption">
      <style:text-properties officeooo:paragraph-rsid="00259d2a"/>
    </style:style>
    <style:style style:name="P9" style:family="paragraph" style:parent-style-name="Caption">
      <style:text-properties officeooo:paragraph-rsid="00279fe4"/>
    </style:style>
    <style:style style:name="T1" style:family="text">
      <style:text-properties officeooo:rsid="000804df"/>
    </style:style>
    <style:style style:name="T2" style:family="text">
      <style:text-properties officeooo:rsid="000fb21c"/>
    </style:style>
    <style:style style:name="T3" style:family="text">
      <style:text-properties officeooo:rsid="0011e8e9"/>
    </style:style>
    <style:style style:name="T4" style:family="text">
      <style:text-properties fo:font-size="12pt" fo:font-style="normal" officeooo:rsid="000fb21c" style:font-size-asian="12pt" style:font-style-asian="normal" style:font-name-complex="Noto Sans Devanagari1" style:font-size-complex="12pt" style:font-style-complex="normal"/>
    </style:style>
    <style:style style:name="T5" style:family="text">
      <style:text-properties fo:font-size="12pt" fo:font-style="normal" officeooo:rsid="001a3947" style:font-size-asian="12pt" style:font-style-asian="normal" style:font-name-complex="Noto Sans Devanagari1" style:font-size-complex="12pt" style:font-style-complex="normal"/>
    </style:style>
    <style:style style:name="T6" style:family="text">
      <style:text-properties fo:font-size="12pt" fo:font-style="normal" fo:font-weight="normal" officeooo:rsid="00264080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0fb21c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T8" style:family="text">
      <style:text-properties style:text-position="0% 100%" style:font-name="Nimbus Sans" fo:font-weight="normal" officeooo:rsid="03c4999f" style:font-name-asian="Nimbus Sans1" style:font-weight-asian="normal" style:font-name-complex="Noto Sans Devanagari" style:font-weight-complex="normal"/>
    </style:style>
    <style:style style:name="T9" style:family="text">
      <style:text-properties style:text-position="0% 100%" style:font-name="Nimbus Sans" fo:font-weight="normal" officeooo:rsid="03c6bbcd" style:font-name-asian="Nimbus Sans1" style:font-weight-asian="normal" style:font-name-complex="Noto Sans Devanagari" style:font-weight-complex="normal"/>
    </style:style>
    <style:style style:name="T10" style:family="text">
      <style:text-properties officeooo:rsid="00264080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ITATIONS</text:p>
      <text:p text:style-name="P4"/>
      <text:p text:style-name="Caption">« <text:span text:style-name="T1">Le passé n’éclairant pas l’avenir, l’esprit marche dans les ténèbres »</text:span></text:p>
      <text:p text:style-name="Signature"><text:tab/><text:span text:style-name="T2">Tocqueville</text:span></text:p>
      <text:p text:style-name="Signature"/>
      <text:p text:style-name="P1">« <text:span text:style-name="T3">Voilà 2000 ans que nous sommes occupés par les grecs »</text:span></text:p>
      <text:p text:style-name="Signature"><text:tab/><text:span text:style-name="T2">André Breton</text:span></text:p>
      <text:p text:style-name="P3"/>
      <text:p text:style-name="P2">« Connais-toi toi-même et tu connaîtras l’univers et les Dieux<text:span text:style-name="T3"> »</text:span></text:p>
      <text:p text:style-name="Signature"><text:tab/><text:span text:style-name="T4">S</text:span><text:span text:style-name="T5">ocrate</text:span></text:p>
      <text:p text:style-name="P3"/>
      <text:p text:style-name="P6">« Connais-toi toi-même et tu connaîtras l’univers et les Dieux »</text:p>
      <text:p text:style-name="P9"><text:tab/><text:span text:style-name="T4">S</text:span><text:span text:style-name="T5">ocrate</text:span></text:p>
      <text:p text:style-name="P7">« La philosophie c’est la fille de l’étonnement »</text:p>
      <text:p text:style-name="P8"><text:span text:style-name="T11"><text:tab/></text:span><text:span text:style-name="T7">P</text:span><text:span text:style-name="T6">laton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16:07.895724181</meta:creation-date>
    <dc:date>2019-10-02T19:29:22.164442915</dc:date>
    <meta:editing-duration>PT23M</meta:editing-duration>
    <meta:editing-cycles>33</meta:editing-cycles>
    <meta:generator>LibreOffice/6.3.1.2$Linux_X86_64 LibreOffice_project/30$Build-2</meta:generator>
    <meta:document-statistic meta:table-count="0" meta:image-count="0" meta:object-count="0" meta:page-count="1" meta:paragraph-count="11" meta:word-count="62" meta:character-count="362" meta:non-whitespace-character-count="306"/>
  </office:meta>
</office:document-meta>
</file>